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</office:automatic-styles>
  <office:body>
    <office:text text:use-soft-page-breaks="true">
      <text:p text:style-name="P1">Sectie 4 word</text:p>
      <text:p text:style-name="P2"/>
      <text:p text:style-name="P3"/>
      <text:p text:style-name="Normal">1. Wat is web design?</text:p>
      <text:p text:style-name="Normal">Is een samenstelling van dingen waarmee je een site kan onderhouden/bouwen</text:p>
      <text:p text:style-name="Normal">2. Wat is het verschil tussen web design en web development? Wat is de overeenkomst?</text:p>
      <text:p text:style-name="Normal">Web designer<text:s/>bouwt<text:s/>de site en web<text:s/>development<text:s/>is de style van een site</text:p>
      <text:p text:style-name="Normal">3. Wat is flat design?<text:s/>Geef ook een voorbeeld van flat design?</text:p>
      <text:p text:style-name="Normal">Flat design is veel gebruikt op site die alles minimum willen,een web site die 2d is.</text:p>
      <text:p text:style-name="Normal">4. Wat is typografie?</text:p>
      <text:p text:style-name="Normal">Is alles wat te maken heeft met een tekst zoals letter soort regels afstand wit regels.</text:p>
      <text:p text:style-name="Normal">5. Hoe bepaal je welk font je gebruikt voor je website?</text:p>
      <text:p text:style-name="Normal">Via font-family</text:p>
      <text:p text:style-name="Normal">6. Waarom gebruik je vector-afbeeldingen en vector-iconen in websites?</text:p>
      <text:p text:style-name="Normal">Omdat ze makelijk zijn</text:p>
      <text:p text:style-name="Normal">7. Wat is whitespace?</text:p>
      <text:p text:style-name="Normal">Een<text:s/>lege<text:s/>ruimte tussen <text:s/>tekst</text:p>
      <text:p text:style-name="Normal">8. Wat is de belangrijkste sectie in deze website? En waarom?</text:p>
      <text:p text:style-name="Normal">Plan je reis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k .</meta:initial-creator>
    <dc:creator>mick .</dc:creator>
    <meta:creation-date>2022-11-28T12:27:00Z</meta:creation-date>
    <dc:date>2022-12-01T13:20:00Z</dc:date>
    <meta:template xlink:href="Normal" xlink:type="simple"/>
    <meta:editing-cycles>3</meta:editing-cycles>
    <meta:editing-duration>PT170520S</meta:editing-duration>
    <meta:document-statistic meta:page-count="1" meta:paragraph-count="1" meta:word-count="126" meta:character-count="821" meta:row-count="5" meta:non-whitespace-character-count="696"/>
  </office:meta>
</office:document-meta>
</file>